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44.66pt" svg:height="394.55pt" svg:x="545.61pt" svg:y="57.23pt">
            <draw:object draw:notify-on-update-of-ranges="Sheet1.A6:Sheet1.A36 Sheet1.B6:Sheet1.B36 Sheet1.A43:Sheet1.A73 Sheet1.B43:Sheet1.B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15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Query: {engagement=true}@I holds-with-prob P, for I=0,...,30. </text:p>
          </table:table-cell>
          <table:table-cell table:number-columns-repeated="21"/>
          <table:table-cell table:style-name="Default"/>
          <table:table-cell table:number-columns-repeated="4"/>
        </table:table-row>
        <table:table-row table:style-name="ro1">
          <table:table-cell table:number-columns-repeated="2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umber of samples per query: 1000. 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5" office:value-type="string" calcext:value-type="string">
            <text:p>z=</text:p>
          </table:table-cell>
          <table:table-cell table:style-name="ce7" office:value-type="float" office:value="1.96" calcext:value-type="float">
            <text:p>1.96</text:p>
          </table:table-cell>
          <table:table-cell table:number-columns-repeated="11"/>
          <table:table-cell table:style-name="ce1" office:value-type="string" calcext:value-type="string">
            <text:p>NARRATIVE</text:p>
          </table:table-cell>
          <table:table-cell table:number-columns-repeated="3"/>
          <table:table-cell table:style-name="Default"/>
          <table:table-cell/>
          <table:table-cell table:style-name="ce1" office:value-type="string" calcext:value-type="string">
            <text:p>DOMAIN DESCRIPTIO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Conf interval <text:span text:style-name="T1">(for z as above)</text:span></text:p>
          </table:table-cell>
          <table:covered-table-cell/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// AVATE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Load.Time</text:p>
          </table:table-cell>
          <table:table-cell table:style-name="ce1" office:value-type="string" calcext:value-type="string">
            <text:p>Comp.Time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// Preliminary experiment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.236338" calcext:value-type="float">
            <text:p>255.236338</text:p>
          </table:table-cell>
          <table:table-cell office:value-type="float" office:value="1541.331173" calcext:value-type="float">
            <text:p>1541.331173</text:p>
          </table:table-cell>
          <table:table-cell table:formula="of:=[.B6]*(1-[.B6])/[.$B$3]" office:value-type="float" office:value="0" calcext:value-type="float">
            <text:p>0</text:p>
          </table:table-cell>
          <table:table-cell table:formula="of:=[.B6]-[.$G$3]*SQRT([.E6])" office:value-type="float" office:value="1" calcext:value-type="float">
            <text:p>1</text:p>
          </table:table-cell>
          <table:table-cell table:formula="of:=[.B6]+[.$G$3]*SQRT([.E6]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//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255.172211" calcext:value-type="float">
            <text:p>255.172211</text:p>
          </table:table-cell>
          <table:table-cell office:value-type="float" office:value="1533.577233" calcext:value-type="float">
            <text:p>1533.577233</text:p>
          </table:table-cell>
          <table:table-cell table:formula="of:=[.B7]*(1-[.B7])/[.$B$3]" office:value-type="float" office:value="0.0002059" calcext:value-type="float">
            <text:p>0.0002059</text:p>
          </table:table-cell>
          <table:table-cell table:formula="of:=[.B7]-[.$G$3]*SQRT([.E7])" office:value-type="float" office:value="0.681875536627342" calcext:value-type="float">
            <text:p>0.681875536627342</text:p>
          </table:table-cell>
          <table:table-cell table:formula="of:=[.B7]+[.$G$3]*SQRT([.E7])" office:value-type="float" office:value="0.738124463372658" calcext:value-type="float">
            <text:p>0.738124463372658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// +----------------+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5" calcext:value-type="float">
            <text:p>0.495</text:p>
          </table:table-cell>
          <table:table-cell office:value-type="float" office:value="255.001163" calcext:value-type="float">
            <text:p>255.001163</text:p>
          </table:table-cell>
          <table:table-cell office:value-type="float" office:value="1516.178372" calcext:value-type="float">
            <text:p>1516.178372</text:p>
          </table:table-cell>
          <table:table-cell table:formula="of:=[.B8]*(1-[.B8])/[.$B$3]" office:value-type="float" office:value="0.000249975" calcext:value-type="float">
            <text:p>0.000249975</text:p>
          </table:table-cell>
          <table:table-cell table:formula="of:=[.B8]-[.$G$3]*SQRT([.E8])" office:value-type="float" office:value="0.464011228485143" calcext:value-type="float">
            <text:p>0.464011228485143</text:p>
          </table:table-cell>
          <table:table-cell table:formula="of:=[.B8]+[.$G$3]*SQRT([.E8])" office:value-type="float" office:value="0.525988771514857" calcext:value-type="float">
            <text:p>0.525988771514857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// | Experiment n.4 |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3" calcext:value-type="float">
            <text:p>0.323</text:p>
          </table:table-cell>
          <table:table-cell office:value-type="float" office:value="254.259101" calcext:value-type="float">
            <text:p>254.259101</text:p>
          </table:table-cell>
          <table:table-cell office:value-type="float" office:value="1533.106209" calcext:value-type="float">
            <text:p>1533.106209</text:p>
          </table:table-cell>
          <table:table-cell table:formula="of:=[.B9]*(1-[.B9])/[.$B$3]" office:value-type="float" office:value="0.000218671" calcext:value-type="float">
            <text:p>0.000218671</text:p>
          </table:table-cell>
          <table:table-cell table:formula="of:=[.B9]-[.$G$3]*SQRT([.E9])" office:value-type="float" office:value="0.294016444082894" calcext:value-type="float">
            <text:p>0.294016444082894</text:p>
          </table:table-cell>
          <table:table-cell table:formula="of:=[.B9]+[.$G$3]*SQRT([.E9])" office:value-type="float" office:value="0.351983555917106" calcext:value-type="float">
            <text:p>0.351983555917106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// +----------------+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8" calcext:value-type="float">
            <text:p>0.258</text:p>
          </table:table-cell>
          <table:table-cell office:value-type="float" office:value="254.691101" calcext:value-type="float">
            <text:p>254.691101</text:p>
          </table:table-cell>
          <table:table-cell office:value-type="float" office:value="1521.052218" calcext:value-type="float">
            <text:p>1521.052218</text:p>
          </table:table-cell>
          <table:table-cell table:formula="of:=[.B10]*(1-[.B10])/[.$B$3]" office:value-type="float" office:value="0.000191436" calcext:value-type="float">
            <text:p>0.000191436</text:p>
          </table:table-cell>
          <table:table-cell table:formula="of:=[.B10]-[.$G$3]*SQRT([.E10])" office:value-type="float" office:value="0.230881361804102" calcext:value-type="float">
            <text:p>0.230881361804102</text:p>
          </table:table-cell>
          <table:table-cell table:formula="of:=[.B10]+[.$G$3]*SQRT([.E10])" office:value-type="float" office:value="0.285118638195898" calcext:value-type="float">
            <text:p>0.285118638195898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// Activities to detect: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256.001772" calcext:value-type="float">
            <text:p>256.001772</text:p>
          </table:table-cell>
          <table:table-cell office:value-type="float" office:value="1529.487564" calcext:value-type="float">
            <text:p>1529.487564</text:p>
          </table:table-cell>
          <table:table-cell table:formula="of:=[.B11]*(1-[.B11])/[.$B$3]" office:value-type="float" office:value="0.0002436" calcext:value-type="float">
            <text:p>0.0002436</text:p>
          </table:table-cell>
          <table:table-cell table:formula="of:=[.B11]-[.$G$3]*SQRT([.E11])" office:value-type="float" office:value="0.549408926792281" calcext:value-type="float">
            <text:p>0.549408926792281</text:p>
          </table:table-cell>
          <table:table-cell table:formula="of:=[.B11]+[.$G$3]*SQRT([.E11])" office:value-type="float" office:value="0.610591073207719" calcext:value-type="float">
            <text:p>0.610591073207719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engagement takes-values {true, false}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6" calcext:value-type="float">
            <text:p>0.726</text:p>
          </table:table-cell>
          <table:table-cell office:value-type="float" office:value="254.870268" calcext:value-type="float">
            <text:p>254.870268</text:p>
          </table:table-cell>
          <table:table-cell office:value-type="float" office:value="1511.202223" calcext:value-type="float">
            <text:p>1511.202223</text:p>
          </table:table-cell>
          <table:table-cell table:formula="of:=[.B12]*(1-[.B12])/[.$B$3]" office:value-type="float" office:value="0.000198924" calcext:value-type="float">
            <text:p>0.000198924</text:p>
          </table:table-cell>
          <table:table-cell table:formula="of:=[.B12]-[.$G$3]*SQRT([.E12])" office:value-type="float" office:value="0.698356077731263" calcext:value-type="float">
            <text:p>0.698356077731263</text:p>
          </table:table-cell>
          <table:table-cell table:formula="of:=[.B12]+[.$G$3]*SQRT([.E12])" office:value-type="float" office:value="0.753643922268737" calcext:value-type="float">
            <text:p>0.753643922268737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askCorrect takes-values {true, false}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47" calcext:value-type="float">
            <text:p>0.847</text:p>
          </table:table-cell>
          <table:table-cell office:value-type="float" office:value="256.385897" calcext:value-type="float">
            <text:p>256.385897</text:p>
          </table:table-cell>
          <table:table-cell office:value-type="float" office:value="1499.983478" calcext:value-type="float">
            <text:p>1499.983478</text:p>
          </table:table-cell>
          <table:table-cell table:formula="of:=[.B13]*(1-[.B13])/[.$B$3]" office:value-type="float" office:value="0.000129591" calcext:value-type="float">
            <text:p>0.000129591</text:p>
          </table:table-cell>
          <table:table-cell table:formula="of:=[.B13]-[.$G$3]*SQRT([.E13])" office:value-type="float" office:value="0.82468774360133" calcext:value-type="float">
            <text:p>0.82468774360133</text:p>
          </table:table-cell>
          <table:table-cell table:formula="of:=[.B13]+[.$G$3]*SQRT([.E13])" office:value-type="float" office:value="0.86931225639867" calcext:value-type="float">
            <text:p>0.86931225639867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// The subject is thought to be initially engage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7" calcext:value-type="float">
            <text:p>0.887</text:p>
          </table:table-cell>
          <table:table-cell office:value-type="float" office:value="254.259216" calcext:value-type="float">
            <text:p>254.259216</text:p>
          </table:table-cell>
          <table:table-cell office:value-type="float" office:value="1532.164466" calcext:value-type="float">
            <text:p>1532.164466</text:p>
          </table:table-cell>
          <table:table-cell table:formula="of:=[.B14]*(1-[.B14])/[.$B$3]" office:value-type="float" office:value="0.000100231" calcext:value-type="float">
            <text:p>0.000100231</text:p>
          </table:table-cell>
          <table:table-cell table:formula="of:=[.B14]-[.$G$3]*SQRT([.E14])" office:value-type="float" office:value="0.867377375058367" calcext:value-type="float">
            <text:p>0.867377375058367</text:p>
          </table:table-cell>
          <table:table-cell table:formula="of:=[.B14]+[.$G$3]*SQRT([.E14])" office:value-type="float" office:value="0.906622624941633" calcext:value-type="float">
            <text:p>0.906622624941633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// and carrying out the task correctly: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71" calcext:value-type="float">
            <text:p>0.871</text:p>
          </table:table-cell>
          <table:table-cell office:value-type="float" office:value="254.847129" calcext:value-type="float">
            <text:p>254.847129</text:p>
          </table:table-cell>
          <table:table-cell office:value-type="float" office:value="1522.653618" calcext:value-type="float">
            <text:p>1522.653618</text:p>
          </table:table-cell>
          <table:table-cell table:formula="of:=[.B15]*(1-[.B15])/[.$B$3]" office:value-type="float" office:value="0.000112359" calcext:value-type="float">
            <text:p>0.000112359</text:p>
          </table:table-cell>
          <table:table-cell table:formula="of:=[.B15]-[.$G$3]*SQRT([.E15])" office:value-type="float" office:value="0.850224092453036" calcext:value-type="float">
            <text:p>0.850224092453036</text:p>
          </table:table-cell>
          <table:table-cell table:formula="of:=[.B15]+[.$G$3]*SQRT([.E15])" office:value-type="float" office:value="0.891775907546964" calcext:value-type="float">
            <text:p>0.891775907546964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initially-one-of { ({engagement=true,taskCorrect=true},1/1) }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7" calcext:value-type="float">
            <text:p>0.867</text:p>
          </table:table-cell>
          <table:table-cell office:value-type="float" office:value="253.806069" calcext:value-type="float">
            <text:p>253.806069</text:p>
          </table:table-cell>
          <table:table-cell office:value-type="float" office:value="1561.248038" calcext:value-type="float">
            <text:p>1561.248038</text:p>
          </table:table-cell>
          <table:table-cell table:formula="of:=[.B16]*(1-[.B16])/[.$B$3]" office:value-type="float" office:value="0.000115311" calcext:value-type="float">
            <text:p>0.000115311</text:p>
          </table:table-cell>
          <table:table-cell table:formula="of:=[.B16]-[.$G$3]*SQRT([.E16])" office:value-type="float" office:value="0.845952939929767" calcext:value-type="float">
            <text:p>0.845952939929767</text:p>
          </table:table-cell>
          <table:table-cell table:formula="of:=[.B16]+[.$G$3]*SQRT([.E16])" office:value-type="float" office:value="0.888047060070233" calcext:value-type="float">
            <text:p>0.888047060070233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// Activities received from the classifier are: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31" calcext:value-type="float">
            <text:p>0.931</text:p>
          </table:table-cell>
          <table:table-cell office:value-type="float" office:value="253.345416" calcext:value-type="float">
            <text:p>253.345416</text:p>
          </table:table-cell>
          <table:table-cell office:value-type="float" office:value="1517.047298" calcext:value-type="float">
            <text:p>1517.047298</text:p>
          </table:table-cell>
          <table:table-cell table:formula="of:=[.B17]*(1-[.B17])/[.$B$3]" office:value-type="float" office:value="0.000064239" calcext:value-type="float">
            <text:p>6.4239E-05</text:p>
          </table:table-cell>
          <table:table-cell table:formula="of:=[.B17]-[.$G$3]*SQRT([.E17])" office:value-type="float" office:value="0.915290749782373" calcext:value-type="float">
            <text:p>0.915290749782373</text:p>
          </table:table-cell>
          <table:table-cell table:formula="of:=[.B17]+[.$G$3]*SQRT([.E17])" office:value-type="float" office:value="0.946709250217627" calcext:value-type="float">
            <text:p>0.946709250217627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// 1. (Camera -&gt;) Eyes not following targe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66" calcext:value-type="float">
            <text:p>0.866</text:p>
          </table:table-cell>
          <table:table-cell office:value-type="float" office:value="255.000257" calcext:value-type="float">
            <text:p>255.000257</text:p>
          </table:table-cell>
          <table:table-cell office:value-type="float" office:value="1507.653812" calcext:value-type="float">
            <text:p>1507.653812</text:p>
          </table:table-cell>
          <table:table-cell table:formula="of:=[.B18]*(1-[.B18])/[.$B$3]" office:value-type="float" office:value="0.000116044" calcext:value-type="float">
            <text:p>0.000116044</text:p>
          </table:table-cell>
          <table:table-cell table:formula="of:=[.B18]-[.$G$3]*SQRT([.E18])" office:value-type="float" office:value="0.84488615074412" calcext:value-type="float">
            <text:p>0.84488615074412</text:p>
          </table:table-cell>
          <table:table-cell table:formula="of:=[.B18]+[.$G$3]*SQRT([.E18])" office:value-type="float" office:value="0.887113849255879" calcext:value-type="float">
            <text:p>0.887113849255879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// 2. (EEG -&gt;) Low level of attenti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94" calcext:value-type="float">
            <text:p>0.894</text:p>
          </table:table-cell>
          <table:table-cell office:value-type="float" office:value="252.717809" calcext:value-type="float">
            <text:p>252.717809</text:p>
          </table:table-cell>
          <table:table-cell office:value-type="float" office:value="1531.993042" calcext:value-type="float">
            <text:p>1531.993042</text:p>
          </table:table-cell>
          <table:table-cell table:formula="of:=[.B19]*(1-[.B19])/[.$B$3]" office:value-type="float" office:value="0.000094764" calcext:value-type="float">
            <text:p>9.4764E-05</text:p>
          </table:table-cell>
          <table:table-cell table:formula="of:=[.B19]-[.$G$3]*SQRT([.E19])" office:value-type="float" office:value="0.874920026666685" calcext:value-type="float">
            <text:p>0.874920026666685</text:p>
          </table:table-cell>
          <table:table-cell table:formula="of:=[.B19]+[.$G$3]*SQRT([.E19])" office:value-type="float" office:value="0.913079973333315" calcext:value-type="float">
            <text:p>0.913079973333315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// 3. (Motion sensor &amp; Camera -&gt;) Bad postur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2" calcext:value-type="float">
            <text:p>0.852</text:p>
          </table:table-cell>
          <table:table-cell office:value-type="float" office:value="255.609985" calcext:value-type="float">
            <text:p>255.609985</text:p>
          </table:table-cell>
          <table:table-cell office:value-type="float" office:value="1516.691755" calcext:value-type="float">
            <text:p>1516.691755</text:p>
          </table:table-cell>
          <table:table-cell table:formula="of:=[.B20]*(1-[.B20])/[.$B$3]" office:value-type="float" office:value="0.000126096" calcext:value-type="float">
            <text:p>0.000126096</text:p>
          </table:table-cell>
          <table:table-cell table:formula="of:=[.B20]-[.$G$3]*SQRT([.E20])" office:value-type="float" office:value="0.829990674849055" calcext:value-type="float">
            <text:p>0.829990674849055</text:p>
          </table:table-cell>
          <table:table-cell table:formula="of:=[.B20]+[.$G$3]*SQRT([.E20])" office:value-type="float" office:value="0.874009325150944" calcext:value-type="float">
            <text:p>0.874009325150944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{ eyesNotFollowingTarget=false, lowAttention=false, badPosture=false }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1" calcext:value-type="float">
            <text:p>0.811</text:p>
          </table:table-cell>
          <table:table-cell office:value-type="float" office:value="256.438404" calcext:value-type="float">
            <text:p>256.438404</text:p>
          </table:table-cell>
          <table:table-cell office:value-type="float" office:value="1553.095173" calcext:value-type="float">
            <text:p>1553.095173</text:p>
          </table:table-cell>
          <table:table-cell table:formula="of:=[.B21]*(1-[.B21])/[.$B$3]" office:value-type="float" office:value="0.000153279" calcext:value-type="float">
            <text:p>0.000153279</text:p>
          </table:table-cell>
          <table:table-cell table:formula="of:=[.B21]-[.$G$3]*SQRT([.E21])" office:value-type="float" office:value="0.786734044292466" calcext:value-type="float">
            <text:p>0.786734044292466</text:p>
          </table:table-cell>
          <table:table-cell table:formula="of:=[.B21]+[.$G$3]*SQRT([.E21])" office:value-type="float" office:value="0.835265955707534" calcext:value-type="float">
            <text:p>0.835265955707534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<text:s text:c="8"/>causes-one-of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68" calcext:value-type="float">
            <text:p>0.868</text:p>
          </table:table-cell>
          <table:table-cell office:value-type="float" office:value="254.939817" calcext:value-type="float">
            <text:p>254.939817</text:p>
          </table:table-cell>
          <table:table-cell office:value-type="float" office:value="1543.369384" calcext:value-type="float">
            <text:p>1543.369384</text:p>
          </table:table-cell>
          <table:table-cell table:formula="of:=[.B22]*(1-[.B22])/[.$B$3]" office:value-type="float" office:value="0.000114576" calcext:value-type="float">
            <text:p>0.000114576</text:p>
          </table:table-cell>
          <table:table-cell table:formula="of:=[.B22]-[.$G$3]*SQRT([.E22])" office:value-type="float" office:value="0.847020124843079" calcext:value-type="float">
            <text:p>0.847020124843079</text:p>
          </table:table-cell>
          <table:table-cell table:formula="of:=[.B22]+[.$G$3]*SQRT([.E22])" office:value-type="float" office:value="0.888979875156921" calcext:value-type="float">
            <text:p>0.888979875156921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<text:s text:c="16"/>{ ({taskCorrect=true,engagement=true},4/10),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4" calcext:value-type="float">
            <text:p>0.924</text:p>
          </table:table-cell>
          <table:table-cell office:value-type="float" office:value="258.349094" calcext:value-type="float">
            <text:p>258.349094</text:p>
          </table:table-cell>
          <table:table-cell office:value-type="float" office:value="1528.68859" calcext:value-type="float">
            <text:p>1528.68859</text:p>
          </table:table-cell>
          <table:table-cell table:formula="of:=[.B23]*(1-[.B23])/[.$B$3]" office:value-type="float" office:value="0.000070224" calcext:value-type="float">
            <text:p>7.0224E-05</text:p>
          </table:table-cell>
          <table:table-cell table:formula="of:=[.B23]-[.$G$3]*SQRT([.E23])" office:value-type="float" office:value="0.90757524677811" calcext:value-type="float">
            <text:p>0.90757524677811</text:p>
          </table:table-cell>
          <table:table-cell table:formula="of:=[.B23]+[.$G$3]*SQRT([.E23])" office:value-type="float" office:value="0.94042475322189" calcext:value-type="float">
            <text:p>0.94042475322189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<text:s text:c="18"/>({},6/10) }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55" calcext:value-type="float">
            <text:p>0.955</text:p>
          </table:table-cell>
          <table:table-cell office:value-type="float" office:value="256.167047" calcext:value-type="float">
            <text:p>256.167047</text:p>
          </table:table-cell>
          <table:table-cell office:value-type="float" office:value="1564.172413" calcext:value-type="float">
            <text:p>1564.172413</text:p>
          </table:table-cell>
          <table:table-cell table:formula="of:=[.B24]*(1-[.B24])/[.$B$3]" office:value-type="float" office:value="0.0000429749999999999" calcext:value-type="float">
            <text:p>4.29749999999999E-05</text:p>
          </table:table-cell>
          <table:table-cell table:formula="of:=[.B24]-[.$G$3]*SQRT([.E24])" office:value-type="float" office:value="0.942151157250554" calcext:value-type="float">
            <text:p>0.942151157250554</text:p>
          </table:table-cell>
          <table:table-cell table:formula="of:=[.B24]+[.$G$3]*SQRT([.E24])" office:value-type="float" office:value="0.967848842749446" calcext:value-type="float">
            <text:p>0.967848842749446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{ eyesNotFollowingTarget=true, lowAttention=false, badPosture=false, engagement=true }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54" calcext:value-type="float">
            <text:p>0.954</text:p>
          </table:table-cell>
          <table:table-cell office:value-type="float" office:value="255.18697" calcext:value-type="float">
            <text:p>255.18697</text:p>
          </table:table-cell>
          <table:table-cell office:value-type="float" office:value="1554.395619" calcext:value-type="float">
            <text:p>1554.395619</text:p>
          </table:table-cell>
          <table:table-cell table:formula="of:=[.B25]*(1-[.B25])/[.$B$3]" office:value-type="float" office:value="0.0000438839999999999" calcext:value-type="float">
            <text:p>4.38839999999999E-05</text:p>
          </table:table-cell>
          <table:table-cell table:formula="of:=[.B25]-[.$G$3]*SQRT([.E25])" office:value-type="float" office:value="0.941015980036984" calcext:value-type="float">
            <text:p>0.941015980036984</text:p>
          </table:table-cell>
          <table:table-cell table:formula="of:=[.B25]+[.$G$3]*SQRT([.E25])" office:value-type="float" office:value="0.966984019963016" calcext:value-type="float">
            <text:p>0.966984019963016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<text:s text:c="8"/>causes-one-of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1" calcext:value-type="float">
            <text:p>0.901</text:p>
          </table:table-cell>
          <table:table-cell office:value-type="float" office:value="252.379152" calcext:value-type="float">
            <text:p>252.379152</text:p>
          </table:table-cell>
          <table:table-cell office:value-type="float" office:value="1543.327971" calcext:value-type="float">
            <text:p>1543.327971</text:p>
          </table:table-cell>
          <table:table-cell table:formula="of:=[.B26]*(1-[.B26])/[.$B$3]" office:value-type="float" office:value="0.000089199" calcext:value-type="float">
            <text:p>8.9199E-05</text:p>
          </table:table-cell>
          <table:table-cell table:formula="of:=[.B26]-[.$G$3]*SQRT([.E26])" office:value-type="float" office:value="0.882488736445072" calcext:value-type="float">
            <text:p>0.882488736445072</text:p>
          </table:table-cell>
          <table:table-cell table:formula="of:=[.B26]+[.$G$3]*SQRT([.E26])" office:value-type="float" office:value="0.919511263554928" calcext:value-type="float">
            <text:p>0.919511263554928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<text:s text:c="16"/>{ ({taskCorrect=false,engagement=false},3/100),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28" calcext:value-type="float">
            <text:p>0.928</text:p>
          </table:table-cell>
          <table:table-cell office:value-type="float" office:value="256.301866" calcext:value-type="float">
            <text:p>256.301866</text:p>
          </table:table-cell>
          <table:table-cell office:value-type="float" office:value="1538.150777" calcext:value-type="float">
            <text:p>1538.150777</text:p>
          </table:table-cell>
          <table:table-cell table:formula="of:=[.B27]*(1-[.B27])/[.$B$3]" office:value-type="float" office:value="0.000066816" calcext:value-type="float">
            <text:p>6.6816E-05</text:p>
          </table:table-cell>
          <table:table-cell table:formula="of:=[.B27]-[.$G$3]*SQRT([.E27])" office:value-type="float" office:value="0.911978753306936" calcext:value-type="float">
            <text:p>0.911978753306936</text:p>
          </table:table-cell>
          <table:table-cell table:formula="of:=[.B27]+[.$G$3]*SQRT([.E27])" office:value-type="float" office:value="0.944021246693064" calcext:value-type="float">
            <text:p>0.944021246693064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<text:s text:c="18"/>({taskCorrect=false},17/100),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37" calcext:value-type="float">
            <text:p>0.937</text:p>
          </table:table-cell>
          <table:table-cell office:value-type="float" office:value="252.774995" calcext:value-type="float">
            <text:p>252.774995</text:p>
          </table:table-cell>
          <table:table-cell office:value-type="float" office:value="1512.229407" calcext:value-type="float">
            <text:p>1512.229407</text:p>
          </table:table-cell>
          <table:table-cell table:formula="of:=[.B28]*(1-[.B28])/[.$B$3]" office:value-type="float" office:value="0.000059031" calcext:value-type="float">
            <text:p>5.9031E-05</text:p>
          </table:table-cell>
          <table:table-cell table:formula="of:=[.B28]-[.$G$3]*SQRT([.E28])" office:value-type="float" office:value="0.921940999714457" calcext:value-type="float">
            <text:p>0.921940999714457</text:p>
          </table:table-cell>
          <table:table-cell table:formula="of:=[.B28]+[.$G$3]*SQRT([.E28])" office:value-type="float" office:value="0.952059000285544" calcext:value-type="float">
            <text:p>0.952059000285544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<text:s text:c="18"/>({},8/10) }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51" calcext:value-type="float">
            <text:p>0.751</text:p>
          </table:table-cell>
          <table:table-cell office:value-type="float" office:value="252.548759" calcext:value-type="float">
            <text:p>252.548759</text:p>
          </table:table-cell>
          <table:table-cell office:value-type="float" office:value="1538.215184" calcext:value-type="float">
            <text:p>1538.215184</text:p>
          </table:table-cell>
          <table:table-cell table:formula="of:=[.B29]*(1-[.B29])/[.$B$3]" office:value-type="float" office:value="0.000186999" calcext:value-type="float">
            <text:p>0.000186999</text:p>
          </table:table-cell>
          <table:table-cell table:formula="of:=[.B29]-[.$G$3]*SQRT([.E29])" office:value-type="float" office:value="0.724197474775686" calcext:value-type="float">
            <text:p>0.724197474775686</text:p>
          </table:table-cell>
          <table:table-cell table:formula="of:=[.B29]+[.$G$3]*SQRT([.E29])" office:value-type="float" office:value="0.777802525224314" calcext:value-type="float">
            <text:p>0.777802525224314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{ eyesNotFollowingTarget=true, lowAttention=false, badPosture=false, engagement=false }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3" calcext:value-type="float">
            <text:p>0.623</text:p>
          </table:table-cell>
          <table:table-cell office:value-type="float" office:value="256.473638" calcext:value-type="float">
            <text:p>256.473638</text:p>
          </table:table-cell>
          <table:table-cell office:value-type="float" office:value="1538.636881" calcext:value-type="float">
            <text:p>1538.636881</text:p>
          </table:table-cell>
          <table:table-cell table:formula="of:=[.B30]*(1-[.B30])/[.$B$3]" office:value-type="float" office:value="0.000234871" calcext:value-type="float">
            <text:p>0.000234871</text:p>
          </table:table-cell>
          <table:table-cell table:formula="of:=[.B30]-[.$G$3]*SQRT([.E30])" office:value-type="float" office:value="0.592962016818701" calcext:value-type="float">
            <text:p>0.592962016818701</text:p>
          </table:table-cell>
          <table:table-cell table:formula="of:=[.B30]+[.$G$3]*SQRT([.E30])" office:value-type="float" office:value="0.653037983181299" calcext:value-type="float">
            <text:p>0.653037983181299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number-columns-repeated="3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04" calcext:value-type="float">
            <text:p>0.704</text:p>
          </table:table-cell>
          <table:table-cell office:value-type="float" office:value="253.75956" calcext:value-type="float">
            <text:p>253.75956</text:p>
          </table:table-cell>
          <table:table-cell office:value-type="float" office:value="1524.590934" calcext:value-type="float">
            <text:p>1524.590934</text:p>
          </table:table-cell>
          <table:table-cell table:formula="of:=[.B31]*(1-[.B31])/[.$B$3]" office:value-type="float" office:value="0.000208384" calcext:value-type="float">
            <text:p>0.000208384</text:p>
          </table:table-cell>
          <table:table-cell table:formula="of:=[.B31]-[.$G$3]*SQRT([.E31])" office:value-type="float" office:value="0.675706396934996" calcext:value-type="float">
            <text:p>0.675706396934996</text:p>
          </table:table-cell>
          <table:table-cell table:formula="of:=[.B31]+[.$G$3]*SQRT([.E31])" office:value-type="float" office:value="0.732293603065004" calcext:value-type="float">
            <text:p>0.732293603065004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number-columns-repeated="4"/>
          <table:table-cell office:value-type="string" calcext:value-type="string">
            <text:p>{ ({taskCorrect=false},3/1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59" calcext:value-type="float">
            <text:p>0.559</text:p>
          </table:table-cell>
          <table:table-cell office:value-type="float" office:value="255.519522" calcext:value-type="float">
            <text:p>255.519522</text:p>
          </table:table-cell>
          <table:table-cell office:value-type="float" office:value="1522.440766" calcext:value-type="float">
            <text:p>1522.440766</text:p>
          </table:table-cell>
          <table:table-cell table:formula="of:=[.B32]*(1-[.B32])/[.$B$3]" office:value-type="float" office:value="0.000246519" calcext:value-type="float">
            <text:p>0.000246519</text:p>
          </table:table-cell>
          <table:table-cell table:formula="of:=[.B32]-[.$G$3]*SQRT([.E32])" office:value-type="float" office:value="0.528226189862157" calcext:value-type="float">
            <text:p>0.528226189862157</text:p>
          </table:table-cell>
          <table:table-cell table:formula="of:=[.B32]+[.$G$3]*SQRT([.E32])" office:value-type="float" office:value="0.589773810137843" calcext:value-type="float">
            <text:p>0.589773810137843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th-prob</text:p>
          </table:table-cell>
          <table:table-cell table:number-columns-repeated="4"/>
          <table:table-cell office:value-type="string" calcext:value-type="string">
            <text:p><text:s text:c="2"/>({},7/10) 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99" calcext:value-type="float">
            <text:p>0.399</text:p>
          </table:table-cell>
          <table:table-cell office:value-type="float" office:value="253.990021" calcext:value-type="float">
            <text:p>253.990021</text:p>
          </table:table-cell>
          <table:table-cell office:value-type="float" office:value="1490.662037" calcext:value-type="float">
            <text:p>1490.662037</text:p>
          </table:table-cell>
          <table:table-cell table:formula="of:=[.B33]*(1-[.B33])/[.$B$3]" office:value-type="float" office:value="0.000239799" calcext:value-type="float">
            <text:p>0.000239799</text:p>
          </table:table-cell>
          <table:table-cell table:formula="of:=[.B33]-[.$G$3]*SQRT([.E33])" office:value-type="float" office:value="0.368648528233379" calcext:value-type="float">
            <text:p>0.368648528233379</text:p>
          </table:table-cell>
          <table:table-cell table:formula="of:=[.B33]+[.$G$3]*SQRT([.E33])" office:value-type="float" office:value="0.429351471766621" calcext:value-type="float">
            <text:p>0.429351471766621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{ eyesNotFollowingTarget=false, lowAttention=true, badPosture=false }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24" calcext:value-type="float">
            <text:p>0.324</text:p>
          </table:table-cell>
          <table:table-cell office:value-type="float" office:value="254.986352" calcext:value-type="float">
            <text:p>254.986352</text:p>
          </table:table-cell>
          <table:table-cell office:value-type="float" office:value="1534.02638" calcext:value-type="float">
            <text:p>1534.02638</text:p>
          </table:table-cell>
          <table:table-cell table:formula="of:=[.B34]*(1-[.B34])/[.$B$3]" office:value-type="float" office:value="0.000219024" calcext:value-type="float">
            <text:p>0.000219024</text:p>
          </table:table-cell>
          <table:table-cell table:formula="of:=[.B34]-[.$G$3]*SQRT([.E34])" office:value-type="float" office:value="0.294993059478807" calcext:value-type="float">
            <text:p>0.294993059478807</text:p>
          </table:table-cell>
          <table:table-cell table:formula="of:=[.B34]+[.$G$3]*SQRT([.E34])" office:value-type="float" office:value="0.353006940521192" calcext:value-type="float">
            <text:p>0.353006940521192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number-columns-repeated="3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09" calcext:value-type="float">
            <text:p>0.309</text:p>
          </table:table-cell>
          <table:table-cell office:value-type="float" office:value="262.900624" calcext:value-type="float">
            <text:p>262.900624</text:p>
          </table:table-cell>
          <table:table-cell office:value-type="float" office:value="1513.164931" calcext:value-type="float">
            <text:p>1513.164931</text:p>
          </table:table-cell>
          <table:table-cell table:formula="of:=[.B35]*(1-[.B35])/[.$B$3]" office:value-type="float" office:value="0.000213519" calcext:value-type="float">
            <text:p>0.000213519</text:p>
          </table:table-cell>
          <table:table-cell table:formula="of:=[.B35]-[.$G$3]*SQRT([.E35])" office:value-type="float" office:value="0.280359912877227" calcext:value-type="float">
            <text:p>0.280359912877227</text:p>
          </table:table-cell>
          <table:table-cell table:formula="of:=[.B35]+[.$G$3]*SQRT([.E35])" office:value-type="float" office:value="0.337640087122772" calcext:value-type="float">
            <text:p>0.337640087122772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number-columns-repeated="4"/>
          <table:table-cell office:value-type="string" calcext:value-type="string">
            <text:p>{ ({engagement=false},3/1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3" calcext:value-type="float">
            <text:p>0.273</text:p>
          </table:table-cell>
          <table:table-cell office:value-type="float" office:value="257.770152" calcext:value-type="float">
            <text:p>257.770152</text:p>
          </table:table-cell>
          <table:table-cell office:value-type="float" office:value="1544.496328" calcext:value-type="float">
            <text:p>1544.496328</text:p>
          </table:table-cell>
          <table:table-cell table:formula="of:=[.B36]*(1-[.B36])/[.$B$3]" office:value-type="float" office:value="0.000198471" calcext:value-type="float">
            <text:p>0.000198471</text:p>
          </table:table-cell>
          <table:table-cell table:formula="of:=[.B36]-[.$G$3]*SQRT([.E36])" office:value-type="float" office:value="0.245387571754733" calcext:value-type="float">
            <text:p>0.245387571754733</text:p>
          </table:table-cell>
          <table:table-cell table:formula="of:=[.B36]+[.$G$3]*SQRT([.E36])" office:value-type="float" office:value="0.300612428245267" calcext:value-type="float">
            <text:p>0.300612428245267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number-columns-repeated="4"/>
          <table:table-cell office:value-type="string" calcext:value-type="string">
            <text:p><text:s text:c="2"/>({},7/10) }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{ eyesNotFollowingTarget=true, lowAttention=true, badPosture=false }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: {taskCorrect=true}@I holds-with-prob P, for I=0,...,30. </text:p>
          </table:table-cell>
          <table:table-cell table:number-columns-repeated="17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number-columns-repeated="3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-prob</text:p>
          </table:table-cell>
          <table:table-cell table:number-columns-repeated="4"/>
          <table:table-cell office:value-type="string" calcext:value-type="string">
            <text:p>{ ({taskCorrect=false,engagement=false},4/10),</text:p>
          </table:table-cell>
        </table:table-row>
        <table:table-row table:style-name="ro1">
          <table:table-cell office:value-type="string" calcext:value-type="string">
            <text:p>Number of samples per query: 1000. </text:p>
          </table:table-cell>
          <table:table-cell table:number-columns-repeated="17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number-columns-repeated="4"/>
          <table:table-cell office:value-type="string" calcext:value-type="string">
            <text:p><text:s text:c="2"/>({},6/10) }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Conf interval <text:span text:style-name="T1">(for z as above)</text:span></text:p>
          </table:table-cell>
          <table:covered-table-cell/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{ eyesNotFollowingTarget=false, lowAttention=false, badPosture=true }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Load.Time</text:p>
          </table:table-cell>
          <table:table-cell table:style-name="ce1" office:value-type="string" calcext:value-type="string">
            <text:p>Comp.Time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number-columns-repeated="3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.213515" calcext:value-type="float">
            <text:p>270.213515</text:p>
          </table:table-cell>
          <table:table-cell office:value-type="float" office:value="1621.715963" calcext:value-type="float">
            <text:p>1621.715963</text:p>
          </table:table-cell>
          <table:table-cell table:formula="of:=[.B43]*(1-[.B43])/[.$B$3]" office:value-type="float" office:value="0" calcext:value-type="float">
            <text:p>0</text:p>
          </table:table-cell>
          <table:table-cell table:formula="of:=[.B43]-[.$G$3]*SQRT([.E43])" office:value-type="float" office:value="1" calcext:value-type="float">
            <text:p>1</text:p>
          </table:table-cell>
          <table:table-cell table:formula="of:=[.B43]+[.$G$3]*SQRT([.E43]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number-columns-repeated="4"/>
          <table:table-cell office:value-type="string" calcext:value-type="string">
            <text:p>{ ({taskCorrect=false,engagement=false},3/10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3" calcext:value-type="float">
            <text:p>0.483</text:p>
          </table:table-cell>
          <table:table-cell office:value-type="float" office:value="254.008189" calcext:value-type="float">
            <text:p>254.008189</text:p>
          </table:table-cell>
          <table:table-cell office:value-type="float" office:value="1608.751684" calcext:value-type="float">
            <text:p>1608.751684</text:p>
          </table:table-cell>
          <table:table-cell table:formula="of:=[.B44]*(1-[.B44])/[.$B$3]" office:value-type="float" office:value="0.000249711" calcext:value-type="float">
            <text:p>0.000249711</text:p>
          </table:table-cell>
          <table:table-cell table:formula="of:=[.B44]-[.$G$3]*SQRT([.E44])" office:value-type="float" office:value="0.452027596515608" calcext:value-type="float">
            <text:p>0.452027596515608</text:p>
          </table:table-cell>
          <table:table-cell table:formula="of:=[.B44]+[.$G$3]*SQRT([.E44])" office:value-type="float" office:value="0.513972403484392" calcext:value-type="float">
            <text:p>0.513972403484392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number-columns-repeated="3"/>
          <table:table-cell office:value-type="string" calcext:value-type="string">
            <text:p><text:s text:c="10"/>({taskCorrect=false},17/100),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7" calcext:value-type="float">
            <text:p>0.247</text:p>
          </table:table-cell>
          <table:table-cell office:value-type="float" office:value="259.039508" calcext:value-type="float">
            <text:p>259.039508</text:p>
          </table:table-cell>
          <table:table-cell office:value-type="float" office:value="1579.657384" calcext:value-type="float">
            <text:p>1579.657384</text:p>
          </table:table-cell>
          <table:table-cell table:formula="of:=[.B45]*(1-[.B45])/[.$B$3]" office:value-type="float" office:value="0.000185991" calcext:value-type="float">
            <text:p>0.000185991</text:p>
          </table:table-cell>
          <table:table-cell table:formula="of:=[.B45]-[.$G$3]*SQRT([.E45])" office:value-type="float" office:value="0.220269810595508" calcext:value-type="float">
            <text:p>0.220269810595508</text:p>
          </table:table-cell>
          <table:table-cell table:formula="of:=[.B45]+[.$G$3]*SQRT([.E45])" office:value-type="float" office:value="0.273730189404492" calcext:value-type="float">
            <text:p>0.273730189404492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number-columns-repeated="4"/>
          <table:table-cell office:value-type="string" calcext:value-type="string">
            <text:p><text:s text:c="2"/>({},8/10)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2" calcext:value-type="float">
            <text:p>0.192</text:p>
          </table:table-cell>
          <table:table-cell office:value-type="float" office:value="253.547021" calcext:value-type="float">
            <text:p>253.547021</text:p>
          </table:table-cell>
          <table:table-cell office:value-type="float" office:value="1505.929777" calcext:value-type="float">
            <text:p>1505.929777</text:p>
          </table:table-cell>
          <table:table-cell table:formula="of:=[.B46]*(1-[.B46])/[.$B$3]" office:value-type="float" office:value="0.000155136" calcext:value-type="float">
            <text:p>0.000155136</text:p>
          </table:table-cell>
          <table:table-cell table:formula="of:=[.B46]-[.$G$3]*SQRT([.E46])" office:value-type="float" office:value="0.167587493827958" calcext:value-type="float">
            <text:p>0.167587493827958</text:p>
          </table:table-cell>
          <table:table-cell table:formula="of:=[.B46]+[.$G$3]*SQRT([.E46])" office:value-type="float" office:value="0.216412506172042" calcext:value-type="float">
            <text:p>0.216412506172042</text:p>
          </table:table-cell>
          <table:table-cell table:number-columns-repeated="11"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number-columns-repeated="2"/>
          <table:table-cell office:value-type="string" calcext:value-type="string">
            <text:p>{ eyesNotFollowingTarget=true, lowAttention=false, badPosture=true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53.798793" calcext:value-type="float">
            <text:p>253.798793</text:p>
          </table:table-cell>
          <table:table-cell office:value-type="float" office:value="1523.852526" calcext:value-type="float">
            <text:p>1523.852526</text:p>
          </table:table-cell>
          <table:table-cell table:formula="of:=[.B47]*(1-[.B47])/[.$B$3]" office:value-type="float" office:value="0.00009" calcext:value-type="float">
            <text:p>9E-05</text:p>
          </table:table-cell>
          <table:table-cell table:formula="of:=[.B47]-[.$G$3]*SQRT([.E47])" office:value-type="float" office:value="0.0814058073582099" calcext:value-type="float">
            <text:p>0.08140580735821</text:p>
          </table:table-cell>
          <table:table-cell table:formula="of:=[.B47]+[.$G$3]*SQRT([.E47])" office:value-type="float" office:value="0.11859419264179" calcext:value-type="float">
            <text:p>0.11859419264179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number-columns-repeated="3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.42</text:p>
          </table:table-cell>
          <table:table-cell office:value-type="float" office:value="258.591247" calcext:value-type="float">
            <text:p>258.591247</text:p>
          </table:table-cell>
          <table:table-cell office:value-type="float" office:value="1518.6022" calcext:value-type="float">
            <text:p>1518.6022</text:p>
          </table:table-cell>
          <table:table-cell table:formula="of:=[.B48]*(1-[.B48])/[.$B$3]" office:value-type="float" office:value="0.0002436" calcext:value-type="float">
            <text:p>0.0002436</text:p>
          </table:table-cell>
          <table:table-cell table:formula="of:=[.B48]-[.$G$3]*SQRT([.E48])" office:value-type="float" office:value="0.389408926792281" calcext:value-type="float">
            <text:p>0.389408926792281</text:p>
          </table:table-cell>
          <table:table-cell table:formula="of:=[.B48]+[.$G$3]*SQRT([.E48])" office:value-type="float" office:value="0.450591073207719" calcext:value-type="float">
            <text:p>0.450591073207719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number-columns-repeated="4"/>
          <table:table-cell office:value-type="string" calcext:value-type="string">
            <text:p>{ ({taskCorrect=false,engagement=false},1/1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2" calcext:value-type="float">
            <text:p>0.652</text:p>
          </table:table-cell>
          <table:table-cell office:value-type="float" office:value="253.741253" calcext:value-type="float">
            <text:p>253.741253</text:p>
          </table:table-cell>
          <table:table-cell office:value-type="float" office:value="1512.339757" calcext:value-type="float">
            <text:p>1512.339757</text:p>
          </table:table-cell>
          <table:table-cell table:formula="of:=[.B49]*(1-[.B49])/[.$B$3]" office:value-type="float" office:value="0.000226896" calcext:value-type="float">
            <text:p>0.000226896</text:p>
          </table:table-cell>
          <table:table-cell table:formula="of:=[.B49]-[.$G$3]*SQRT([.E49])" office:value-type="float" office:value="0.622476387863271" calcext:value-type="float">
            <text:p>0.622476387863271</text:p>
          </table:table-cell>
          <table:table-cell table:formula="of:=[.B49]+[.$G$3]*SQRT([.E49])" office:value-type="float" office:value="0.681523612136729" calcext:value-type="float">
            <text:p>0.681523612136729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number-columns-repeated="3"/>
          <table:table-cell office:value-type="string" calcext:value-type="string">
            <text:p><text:s text:c="10"/>({taskCorrect=false},3/10),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69" calcext:value-type="float">
            <text:p>0.769</text:p>
          </table:table-cell>
          <table:table-cell office:value-type="float" office:value="252.807376" calcext:value-type="float">
            <text:p>252.807376</text:p>
          </table:table-cell>
          <table:table-cell office:value-type="float" office:value="1521.315137" calcext:value-type="float">
            <text:p>1521.315137</text:p>
          </table:table-cell>
          <table:table-cell table:formula="of:=[.B50]*(1-[.B50])/[.$B$3]" office:value-type="float" office:value="0.000177639" calcext:value-type="float">
            <text:p>0.000177639</text:p>
          </table:table-cell>
          <table:table-cell table:formula="of:=[.B50]-[.$G$3]*SQRT([.E50])" office:value-type="float" office:value="0.742876868824737" calcext:value-type="float">
            <text:p>0.742876868824737</text:p>
          </table:table-cell>
          <table:table-cell table:formula="of:=[.B50]+[.$G$3]*SQRT([.E50])" office:value-type="float" office:value="0.795123131175263" calcext:value-type="float">
            <text:p>0.795123131175263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number-columns-repeated="4"/>
          <table:table-cell office:value-type="string" calcext:value-type="string">
            <text:p><text:s text:c="2"/>({},6/10)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3" calcext:value-type="float">
            <text:p>0.883</text:p>
          </table:table-cell>
          <table:table-cell office:value-type="float" office:value="256.737553" calcext:value-type="float">
            <text:p>256.737553</text:p>
          </table:table-cell>
          <table:table-cell office:value-type="float" office:value="1517.426239" calcext:value-type="float">
            <text:p>1517.426239</text:p>
          </table:table-cell>
          <table:table-cell table:formula="of:=[.B51]*(1-[.B51])/[.$B$3]" office:value-type="float" office:value="0.000103311" calcext:value-type="float">
            <text:p>0.000103311</text:p>
          </table:table-cell>
          <table:table-cell table:formula="of:=[.B51]-[.$G$3]*SQRT([.E51])" office:value-type="float" office:value="0.86307816430145" calcext:value-type="float">
            <text:p>0.86307816430145</text:p>
          </table:table-cell>
          <table:table-cell table:formula="of:=[.B51]+[.$G$3]*SQRT([.E51])" office:value-type="float" office:value="0.902921835698549" calcext:value-type="float">
            <text:p>0.902921835698549</text:p>
          </table:table-cell>
          <table:table-cell table:number-columns-repeated="11"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{ eyesNotFollowingTarget=true, lowAttention=true, badPosture=true }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5" calcext:value-type="float">
            <text:p>0.715</text:p>
          </table:table-cell>
          <table:table-cell office:value-type="float" office:value="254.17946" calcext:value-type="float">
            <text:p>254.17946</text:p>
          </table:table-cell>
          <table:table-cell office:value-type="float" office:value="1546.057992" calcext:value-type="float">
            <text:p>1546.057992</text:p>
          </table:table-cell>
          <table:table-cell table:formula="of:=[.B52]*(1-[.B52])/[.$B$3]" office:value-type="float" office:value="0.000203775" calcext:value-type="float">
            <text:p>0.000203775</text:p>
          </table:table-cell>
          <table:table-cell table:formula="of:=[.B52]-[.$G$3]*SQRT([.E52])" office:value-type="float" office:value="0.687021042907213" calcext:value-type="float">
            <text:p>0.687021042907213</text:p>
          </table:table-cell>
          <table:table-cell table:formula="of:=[.B52]+[.$G$3]*SQRT([.E52])" office:value-type="float" office:value="0.742978957092787" calcext:value-type="float">
            <text:p>0.742978957092787</text:p>
          </table:table-cell>
          <table:table-cell table:number-columns-repeated="11"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9" calcext:value-type="float">
            <text:p>0.639</text:p>
          </table:table-cell>
          <table:table-cell office:value-type="float" office:value="255.993652" calcext:value-type="float">
            <text:p>255.993652</text:p>
          </table:table-cell>
          <table:table-cell office:value-type="float" office:value="1514.913049" calcext:value-type="float">
            <text:p>1514.913049</text:p>
          </table:table-cell>
          <table:table-cell table:formula="of:=[.B53]*(1-[.B53])/[.$B$3]" office:value-type="float" office:value="0.000230679" calcext:value-type="float">
            <text:p>0.000230679</text:p>
          </table:table-cell>
          <table:table-cell table:formula="of:=[.B53]-[.$G$3]*SQRT([.E53])" office:value-type="float" office:value="0.609231284098907" calcext:value-type="float">
            <text:p>0.609231284098907</text:p>
          </table:table-cell>
          <table:table-cell table:formula="of:=[.B53]+[.$G$3]*SQRT([.E53])" office:value-type="float" office:value="0.668768715901093" calcext:value-type="float">
            <text:p>0.668768715901093</text:p>
          </table:table-cell>
          <table:table-cell table:number-columns-repeated="19"/>
          <table:table-cell office:value-type="string" calcext:value-type="string">
            <text:p>{ ({taskCorrect=false,engagement=false},3/10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" calcext:value-type="float">
            <text:p>0.77</text:p>
          </table:table-cell>
          <table:table-cell office:value-type="float" office:value="254.543769" calcext:value-type="float">
            <text:p>254.543769</text:p>
          </table:table-cell>
          <table:table-cell office:value-type="float" office:value="1523.653134" calcext:value-type="float">
            <text:p>1523.653134</text:p>
          </table:table-cell>
          <table:table-cell table:formula="of:=[.B54]*(1-[.B54])/[.$B$3]" office:value-type="float" office:value="0.0001771" calcext:value-type="float">
            <text:p>0.0001771</text:p>
          </table:table-cell>
          <table:table-cell table:formula="of:=[.B54]-[.$G$3]*SQRT([.E54])" office:value-type="float" office:value="0.743916530905572" calcext:value-type="float">
            <text:p>0.743916530905572</text:p>
          </table:table-cell>
          <table:table-cell table:formula="of:=[.B54]+[.$G$3]*SQRT([.E54])" office:value-type="float" office:value="0.796083469094428" calcext:value-type="float">
            <text:p>0.796083469094428</text:p>
          </table:table-cell>
          <table:table-cell table:number-columns-repeated="15"/>
          <table:table-cell table:style-name="Default"/>
          <table:table-cell table:number-columns-repeated="2"/>
          <table:table-cell office:value-type="string" calcext:value-type="string">
            <text:p><text:s text:c="10"/>({taskCorrect=false},2/10),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" calcext:value-type="float">
            <text:p>0.61</text:p>
          </table:table-cell>
          <table:table-cell office:value-type="float" office:value="258.692934" calcext:value-type="float">
            <text:p>258.692934</text:p>
          </table:table-cell>
          <table:table-cell office:value-type="float" office:value="1536.057453" calcext:value-type="float">
            <text:p>1536.057453</text:p>
          </table:table-cell>
          <table:table-cell table:formula="of:=[.B55]*(1-[.B55])/[.$B$3]" office:value-type="float" office:value="0.0002379" calcext:value-type="float">
            <text:p>0.0002379</text:p>
          </table:table-cell>
          <table:table-cell table:formula="of:=[.B55]-[.$G$3]*SQRT([.E55])" office:value-type="float" office:value="0.579768945767638" calcext:value-type="float">
            <text:p>0.579768945767638</text:p>
          </table:table-cell>
          <table:table-cell table:formula="of:=[.B55]+[.$G$3]*SQRT([.E55])" office:value-type="float" office:value="0.640231054232362" calcext:value-type="float">
            <text:p>0.640231054232362</text:p>
          </table:table-cell>
          <table:table-cell table:number-columns-repeated="15"/>
          <table:table-cell table:style-name="Default"/>
          <table:table-cell table:number-columns-repeated="3"/>
          <table:table-cell office:value-type="string" calcext:value-type="string">
            <text:p><text:s text:c="2"/>({},5/10) 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99" calcext:value-type="float">
            <text:p>0.599</text:p>
          </table:table-cell>
          <table:table-cell office:value-type="float" office:value="265.907779" calcext:value-type="float">
            <text:p>265.907779</text:p>
          </table:table-cell>
          <table:table-cell office:value-type="float" office:value="1566.931508" calcext:value-type="float">
            <text:p>1566.931508</text:p>
          </table:table-cell>
          <table:table-cell table:formula="of:=[.B56]*(1-[.B56])/[.$B$3]" office:value-type="float" office:value="0.000240199" calcext:value-type="float">
            <text:p>0.000240199</text:p>
          </table:table-cell>
          <table:table-cell table:formula="of:=[.B56]-[.$G$3]*SQRT([.E56])" office:value-type="float" office:value="0.568623224687271" calcext:value-type="float">
            <text:p>0.568623224687271</text:p>
          </table:table-cell>
          <table:table-cell table:formula="of:=[.B56]+[.$G$3]*SQRT([.E56])" office:value-type="float" office:value="0.629376775312729" calcext:value-type="float">
            <text:p>0.629376775312729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6" calcext:value-type="float">
            <text:p>0.416</text:p>
          </table:table-cell>
          <table:table-cell office:value-type="float" office:value="256.924071" calcext:value-type="float">
            <text:p>256.924071</text:p>
          </table:table-cell>
          <table:table-cell office:value-type="float" office:value="1505.568869" calcext:value-type="float">
            <text:p>1505.568869</text:p>
          </table:table-cell>
          <table:table-cell table:formula="of:=[.B57]*(1-[.B57])/[.$B$3]" office:value-type="float" office:value="0.000242944" calcext:value-type="float">
            <text:p>0.000242944</text:p>
          </table:table-cell>
          <table:table-cell table:formula="of:=[.B57]-[.$G$3]*SQRT([.E57])" office:value-type="float" office:value="0.38545014451098" calcext:value-type="float">
            <text:p>0.38545014451098</text:p>
          </table:table-cell>
          <table:table-cell table:formula="of:=[.B57]+[.$G$3]*SQRT([.E57])" office:value-type="float" office:value="0.44654985548902" calcext:value-type="float">
            <text:p>0.44654985548902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77" calcext:value-type="float">
            <text:p>0.377</text:p>
          </table:table-cell>
          <table:table-cell office:value-type="float" office:value="252.275507" calcext:value-type="float">
            <text:p>252.275507</text:p>
          </table:table-cell>
          <table:table-cell office:value-type="float" office:value="1539.692423" calcext:value-type="float">
            <text:p>1539.692423</text:p>
          </table:table-cell>
          <table:table-cell table:formula="of:=[.B58]*(1-[.B58])/[.$B$3]" office:value-type="float" office:value="0.000234871" calcext:value-type="float">
            <text:p>0.000234871</text:p>
          </table:table-cell>
          <table:table-cell table:formula="of:=[.B58]-[.$G$3]*SQRT([.E58])" office:value-type="float" office:value="0.346962016818701" calcext:value-type="float">
            <text:p>0.346962016818701</text:p>
          </table:table-cell>
          <table:table-cell table:formula="of:=[.B58]+[.$G$3]*SQRT([.E58])" office:value-type="float" office:value="0.407037983181299" calcext:value-type="float">
            <text:p>0.407037983181299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2" calcext:value-type="float">
            <text:p>0.582</text:p>
          </table:table-cell>
          <table:table-cell office:value-type="float" office:value="257.472264" calcext:value-type="float">
            <text:p>257.472264</text:p>
          </table:table-cell>
          <table:table-cell office:value-type="float" office:value="1553.296622" calcext:value-type="float">
            <text:p>1553.296622</text:p>
          </table:table-cell>
          <table:table-cell table:formula="of:=[.B59]*(1-[.B59])/[.$B$3]" office:value-type="float" office:value="0.000243276" calcext:value-type="float">
            <text:p>0.000243276</text:p>
          </table:table-cell>
          <table:table-cell table:formula="of:=[.B59]-[.$G$3]*SQRT([.E59])" office:value-type="float" office:value="0.551429277378511" calcext:value-type="float">
            <text:p>0.551429277378511</text:p>
          </table:table-cell>
          <table:table-cell table:formula="of:=[.B59]+[.$G$3]*SQRT([.E59])" office:value-type="float" office:value="0.612570722621489" calcext:value-type="float">
            <text:p>0.612570722621489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15" calcext:value-type="float">
            <text:p>0.715</text:p>
          </table:table-cell>
          <table:table-cell office:value-type="float" office:value="256.373299" calcext:value-type="float">
            <text:p>256.373299</text:p>
          </table:table-cell>
          <table:table-cell office:value-type="float" office:value="1554.761268" calcext:value-type="float">
            <text:p>1554.761268</text:p>
          </table:table-cell>
          <table:table-cell table:formula="of:=[.B60]*(1-[.B60])/[.$B$3]" office:value-type="float" office:value="0.000203775" calcext:value-type="float">
            <text:p>0.000203775</text:p>
          </table:table-cell>
          <table:table-cell table:formula="of:=[.B60]-[.$G$3]*SQRT([.E60])" office:value-type="float" office:value="0.687021042907213" calcext:value-type="float">
            <text:p>0.687021042907213</text:p>
          </table:table-cell>
          <table:table-cell table:formula="of:=[.B60]+[.$G$3]*SQRT([.E60])" office:value-type="float" office:value="0.742978957092787" calcext:value-type="float">
            <text:p>0.742978957092787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2" calcext:value-type="float">
            <text:p>0.82</text:p>
          </table:table-cell>
          <table:table-cell office:value-type="float" office:value="256.647575" calcext:value-type="float">
            <text:p>256.647575</text:p>
          </table:table-cell>
          <table:table-cell office:value-type="float" office:value="1567.303302" calcext:value-type="float">
            <text:p>1567.303302</text:p>
          </table:table-cell>
          <table:table-cell table:formula="of:=[.B61]*(1-[.B61])/[.$B$3]" office:value-type="float" office:value="0.0001476" calcext:value-type="float">
            <text:p>0.0001476</text:p>
          </table:table-cell>
          <table:table-cell table:formula="of:=[.B61]-[.$G$3]*SQRT([.E61])" office:value-type="float" office:value="0.796187814883972" calcext:value-type="float">
            <text:p>0.796187814883972</text:p>
          </table:table-cell>
          <table:table-cell table:formula="of:=[.B61]+[.$G$3]*SQRT([.E61])" office:value-type="float" office:value="0.843812185116028" calcext:value-type="float">
            <text:p>0.843812185116028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33" calcext:value-type="float">
            <text:p>0.833</text:p>
          </table:table-cell>
          <table:table-cell office:value-type="float" office:value="258.26762" calcext:value-type="float">
            <text:p>258.26762</text:p>
          </table:table-cell>
          <table:table-cell office:value-type="float" office:value="1548.299263" calcext:value-type="float">
            <text:p>1548.299263</text:p>
          </table:table-cell>
          <table:table-cell table:formula="of:=[.B62]*(1-[.B62])/[.$B$3]" office:value-type="float" office:value="0.000139111" calcext:value-type="float">
            <text:p>0.000139111</text:p>
          </table:table-cell>
          <table:table-cell table:formula="of:=[.B62]-[.$G$3]*SQRT([.E62])" office:value-type="float" office:value="0.809882716041887" calcext:value-type="float">
            <text:p>0.809882716041887</text:p>
          </table:table-cell>
          <table:table-cell table:formula="of:=[.B62]+[.$G$3]*SQRT([.E62])" office:value-type="float" office:value="0.856117283958112" calcext:value-type="float">
            <text:p>0.856117283958112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3" calcext:value-type="float">
            <text:p>0.883</text:p>
          </table:table-cell>
          <table:table-cell office:value-type="float" office:value="254.839387" calcext:value-type="float">
            <text:p>254.839387</text:p>
          </table:table-cell>
          <table:table-cell office:value-type="float" office:value="1537.939612" calcext:value-type="float">
            <text:p>1537.939612</text:p>
          </table:table-cell>
          <table:table-cell table:formula="of:=[.B63]*(1-[.B63])/[.$B$3]" office:value-type="float" office:value="0.000103311" calcext:value-type="float">
            <text:p>0.000103311</text:p>
          </table:table-cell>
          <table:table-cell table:formula="of:=[.B63]-[.$G$3]*SQRT([.E63])" office:value-type="float" office:value="0.86307816430145" calcext:value-type="float">
            <text:p>0.86307816430145</text:p>
          </table:table-cell>
          <table:table-cell table:formula="of:=[.B63]+[.$G$3]*SQRT([.E63])" office:value-type="float" office:value="0.902921835698549" calcext:value-type="float">
            <text:p>0.902921835698549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66" calcext:value-type="float">
            <text:p>0.866</text:p>
          </table:table-cell>
          <table:table-cell office:value-type="float" office:value="256.812788" calcext:value-type="float">
            <text:p>256.812788</text:p>
          </table:table-cell>
          <table:table-cell office:value-type="float" office:value="1545.944158" calcext:value-type="float">
            <text:p>1545.944158</text:p>
          </table:table-cell>
          <table:table-cell table:formula="of:=[.B64]*(1-[.B64])/[.$B$3]" office:value-type="float" office:value="0.000116044" calcext:value-type="float">
            <text:p>0.000116044</text:p>
          </table:table-cell>
          <table:table-cell table:formula="of:=[.B64]-[.$G$3]*SQRT([.E64])" office:value-type="float" office:value="0.84488615074412" calcext:value-type="float">
            <text:p>0.84488615074412</text:p>
          </table:table-cell>
          <table:table-cell table:formula="of:=[.B64]+[.$G$3]*SQRT([.E64])" office:value-type="float" office:value="0.887113849255879" calcext:value-type="float">
            <text:p>0.887113849255879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96" calcext:value-type="float">
            <text:p>0.896</text:p>
          </table:table-cell>
          <table:table-cell office:value-type="float" office:value="255.86776" calcext:value-type="float">
            <text:p>255.86776</text:p>
          </table:table-cell>
          <table:table-cell office:value-type="float" office:value="1521.480152" calcext:value-type="float">
            <text:p>1521.480152</text:p>
          </table:table-cell>
          <table:table-cell table:formula="of:=[.B65]*(1-[.B65])/[.$B$3]" office:value-type="float" office:value="0.000093184" calcext:value-type="float">
            <text:p>9.3184E-05</text:p>
          </table:table-cell>
          <table:table-cell table:formula="of:=[.B65]-[.$G$3]*SQRT([.E65])" office:value-type="float" office:value="0.877079755434984" calcext:value-type="float">
            <text:p>0.877079755434984</text:p>
          </table:table-cell>
          <table:table-cell table:formula="of:=[.B65]+[.$G$3]*SQRT([.E65])" office:value-type="float" office:value="0.914920244565015" calcext:value-type="float">
            <text:p>0.914920244565015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99" calcext:value-type="float">
            <text:p>0.799</text:p>
          </table:table-cell>
          <table:table-cell office:value-type="float" office:value="255.341824" calcext:value-type="float">
            <text:p>255.341824</text:p>
          </table:table-cell>
          <table:table-cell office:value-type="float" office:value="1529.779755" calcext:value-type="float">
            <text:p>1529.779755</text:p>
          </table:table-cell>
          <table:table-cell table:formula="of:=[.B66]*(1-[.B66])/[.$B$3]" office:value-type="float" office:value="0.000160599" calcext:value-type="float">
            <text:p>0.000160599</text:p>
          </table:table-cell>
          <table:table-cell table:formula="of:=[.B66]-[.$G$3]*SQRT([.E66])" office:value-type="float" office:value="0.774161378492356" calcext:value-type="float">
            <text:p>0.774161378492356</text:p>
          </table:table-cell>
          <table:table-cell table:formula="of:=[.B66]+[.$G$3]*SQRT([.E66])" office:value-type="float" office:value="0.823838621507644" calcext:value-type="float">
            <text:p>0.823838621507644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17" calcext:value-type="float">
            <text:p>0.717</text:p>
          </table:table-cell>
          <table:table-cell office:value-type="float" office:value="286.349273" calcext:value-type="float">
            <text:p>286.349273</text:p>
          </table:table-cell>
          <table:table-cell office:value-type="float" office:value="1539.060367" calcext:value-type="float">
            <text:p>1539.060367</text:p>
          </table:table-cell>
          <table:table-cell table:formula="of:=[.B67]*(1-[.B67])/[.$B$3]" office:value-type="float" office:value="0.000202911" calcext:value-type="float">
            <text:p>0.000202911</text:p>
          </table:table-cell>
          <table:table-cell table:formula="of:=[.B67]-[.$G$3]*SQRT([.E67])" office:value-type="float" office:value="0.689080420891425" calcext:value-type="float">
            <text:p>0.689080420891425</text:p>
          </table:table-cell>
          <table:table-cell table:formula="of:=[.B67]+[.$G$3]*SQRT([.E67])" office:value-type="float" office:value="0.744919579108575" calcext:value-type="float">
            <text:p>0.744919579108575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11" calcext:value-type="float">
            <text:p>0.811</text:p>
          </table:table-cell>
          <table:table-cell office:value-type="float" office:value="287.531873" calcext:value-type="float">
            <text:p>287.531873</text:p>
          </table:table-cell>
          <table:table-cell office:value-type="float" office:value="1589.385156" calcext:value-type="float">
            <text:p>1589.385156</text:p>
          </table:table-cell>
          <table:table-cell table:formula="of:=[.B68]*(1-[.B68])/[.$B$3]" office:value-type="float" office:value="0.000153279" calcext:value-type="float">
            <text:p>0.000153279</text:p>
          </table:table-cell>
          <table:table-cell table:formula="of:=[.B68]-[.$G$3]*SQRT([.E68])" office:value-type="float" office:value="0.786734044292466" calcext:value-type="float">
            <text:p>0.786734044292466</text:p>
          </table:table-cell>
          <table:table-cell table:formula="of:=[.B68]+[.$G$3]*SQRT([.E68])" office:value-type="float" office:value="0.835265955707534" calcext:value-type="float">
            <text:p>0.835265955707534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9" calcext:value-type="float">
            <text:p>0.489</text:p>
          </table:table-cell>
          <table:table-cell office:value-type="float" office:value="265.533604" calcext:value-type="float">
            <text:p>265.533604</text:p>
          </table:table-cell>
          <table:table-cell office:value-type="float" office:value="1602.98103" calcext:value-type="float">
            <text:p>1602.98103</text:p>
          </table:table-cell>
          <table:table-cell table:formula="of:=[.B69]*(1-[.B69])/[.$B$3]" office:value-type="float" office:value="0.000249879" calcext:value-type="float">
            <text:p>0.000249879</text:p>
          </table:table-cell>
          <table:table-cell table:formula="of:=[.B69]-[.$G$3]*SQRT([.E69])" office:value-type="float" office:value="0.458017179495727" calcext:value-type="float">
            <text:p>0.458017179495727</text:p>
          </table:table-cell>
          <table:table-cell table:formula="of:=[.B69]+[.$G$3]*SQRT([.E69])" office:value-type="float" office:value="0.519982820504273" calcext:value-type="float">
            <text:p>0.51998282050427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68" calcext:value-type="float">
            <text:p>0.368</text:p>
          </table:table-cell>
          <table:table-cell office:value-type="float" office:value="256.063377" calcext:value-type="float">
            <text:p>256.063377</text:p>
          </table:table-cell>
          <table:table-cell office:value-type="float" office:value="1539.584567" calcext:value-type="float">
            <text:p>1539.584567</text:p>
          </table:table-cell>
          <table:table-cell table:formula="of:=[.B70]*(1-[.B70])/[.$B$3]" office:value-type="float" office:value="0.000232576" calcext:value-type="float">
            <text:p>0.000232576</text:p>
          </table:table-cell>
          <table:table-cell table:formula="of:=[.B70]-[.$G$3]*SQRT([.E70])" office:value-type="float" office:value="0.338109132471606" calcext:value-type="float">
            <text:p>0.338109132471606</text:p>
          </table:table-cell>
          <table:table-cell table:formula="of:=[.B70]+[.$G$3]*SQRT([.E70])" office:value-type="float" office:value="0.397890867528394" calcext:value-type="float">
            <text:p>0.397890867528394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3" calcext:value-type="float">
            <text:p>0.173</text:p>
          </table:table-cell>
          <table:table-cell office:value-type="float" office:value="291.072244" calcext:value-type="float">
            <text:p>291.072244</text:p>
          </table:table-cell>
          <table:table-cell office:value-type="float" office:value="1623.648504" calcext:value-type="float">
            <text:p>1623.648504</text:p>
          </table:table-cell>
          <table:table-cell table:formula="of:=[.B71]*(1-[.B71])/[.$B$3]" office:value-type="float" office:value="0.000143071" calcext:value-type="float">
            <text:p>0.000143071</text:p>
          </table:table-cell>
          <table:table-cell table:formula="of:=[.B71]-[.$G$3]*SQRT([.E71])" office:value-type="float" office:value="0.149555991093672" calcext:value-type="float">
            <text:p>0.149555991093672</text:p>
          </table:table-cell>
          <table:table-cell table:formula="of:=[.B71]+[.$G$3]*SQRT([.E71])" office:value-type="float" office:value="0.196444008906328" calcext:value-type="float">
            <text:p>0.196444008906328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36" calcext:value-type="float">
            <text:p>0.136</text:p>
          </table:table-cell>
          <table:table-cell office:value-type="float" office:value="258.922983" calcext:value-type="float">
            <text:p>258.922983</text:p>
          </table:table-cell>
          <table:table-cell office:value-type="float" office:value="1538.259555" calcext:value-type="float">
            <text:p>1538.259555</text:p>
          </table:table-cell>
          <table:table-cell table:formula="of:=[.B72]*(1-[.B72])/[.$B$3]" office:value-type="float" office:value="0.000117504" calcext:value-type="float">
            <text:p>0.000117504</text:p>
          </table:table-cell>
          <table:table-cell table:formula="of:=[.B72]-[.$G$3]*SQRT([.E72])" office:value-type="float" office:value="0.114753744649939" calcext:value-type="float">
            <text:p>0.114753744649939</text:p>
          </table:table-cell>
          <table:table-cell table:formula="of:=[.B72]+[.$G$3]*SQRT([.E72])" office:value-type="float" office:value="0.157246255350061" calcext:value-type="float">
            <text:p>0.157246255350061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1" calcext:value-type="float">
            <text:p>0.091</text:p>
          </table:table-cell>
          <table:table-cell office:value-type="float" office:value="263.19499" calcext:value-type="float">
            <text:p>263.19499</text:p>
          </table:table-cell>
          <table:table-cell office:value-type="float" office:value="1577.691064" calcext:value-type="float">
            <text:p>1577.691064</text:p>
          </table:table-cell>
          <table:table-cell table:formula="of:=[.B73]*(1-[.B73])/[.$B$3]" office:value-type="float" office:value="0.000082719" calcext:value-type="float">
            <text:p>8.2719E-05</text:p>
          </table:table-cell>
          <table:table-cell table:formula="of:=[.B73]-[.$G$3]*SQRT([.E73])" office:value-type="float" office:value="0.073173802693788" calcext:value-type="float">
            <text:p>0.073173802693788</text:p>
          </table:table-cell>
          <table:table-cell table:formula="of:=[.B73]+[.$G$3]*SQRT([.E73])" office:value-type="float" office:value="0.108826197306212" calcext:value-type="float">
            <text:p>0.108826197306212</text:p>
          </table:table-cell>
          <table:table-cell table:number-columns-repeated="15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4:14:10.011417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7:41:21.567505040</meta:creation-date>
    <dc:date>2019-09-17T14:15:33.730136158</dc:date>
    <meta:editing-duration>PT39M13S</meta:editing-duration>
    <meta:editing-cycles>9</meta:editing-cycles>
    <meta:generator>LibreOffice/6.2.6.2$Linux_X86_64 LibreOffice_project/20$Build-2</meta:generator>
    <meta:document-statistic meta:table-count="1" meta:cell-count="6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43cm" svg:height="13.92cm" xlink:href=".." xlink:type="simple" chart:class="chart:scatter" chart:style-name="ch1">
        <chart:legend chart:legend-position="end" svg:x="19.52cm" svg:y="6.412cm" style:legend-expansion="high" chart:style-name="ch2"/>
        <chart:plot-area chart:style-name="ch3" table:cell-range-address="Sheet1.A6:Sheet1.B36 Sheet1.B43:Sheet1.B73" chart:data-source-has-labels="row" svg:x="0.454cm" svg:y="0.278cm" svg:width="18.612cm" svg:height="13.364cm">
          <chartooo:coordinate-region svg:x="1.181cm" svg:y="0.478cm" svg:width="17.698cm" svg:height="12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36" loext:label-string="engagement" chart:class="chart:scatter">
            <chart:domain table:cell-range-address="Sheet1.A6:Sheet1.A36"/>
            <chart:data-point chart:repeated="31"/>
          </chart:series>
          <chart:series chart:style-name="ch7" chart:values-cell-range-address="Sheet1.B43:Sheet1.B73" loext:label-string="taskcorrect" chart:class="chart:scatter">
            <chart:domain table:cell-range-address="Sheet1.A43:Sheet1.A73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gagement</text:p>
              </table:table-cell>
              <table:table-cell office:value-type="string">
                <text:p>Column A</text:p>
              </table:table-cell>
              <table:table-cell office:value-type="string">
                <text:p>taskcorrec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36</svg:desc>
                </draw:g>
              </table:table-cell>
              <table:table-cell office:value-type="float" office:value="1">
                <text:p>1</text:p>
                <draw:g>
                  <svg:desc>Sheet1.B6:Sheet1.B36</svg:desc>
                </draw:g>
              </table:table-cell>
              <table:table-cell office:value-type="float" office:value="0">
                <text:p>0</text:p>
                <draw:g>
                  <svg:desc>Sheet1.A43:Sheet1.A73</svg:desc>
                </draw:g>
              </table:table-cell>
              <table:table-cell office:value-type="float" office:value="1">
                <text:p>1</text:p>
                <draw:g>
                  <svg:desc>Sheet1.B43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1">
                <text:p>0.71</text:p>
              </table:table-cell>
              <table:table-cell office:value-type="float" office:value="1">
                <text:p>1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95">
                <text:p>0.495</text:p>
              </table:table-cell>
              <table:table-cell office:value-type="float" office:value="2">
                <text:p>2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23">
                <text:p>0.323</text:p>
              </table:table-cell>
              <table:table-cell office:value-type="float" office:value="3">
                <text:p>3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58">
                <text:p>0.258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  <table:table-cell office:value-type="float" office:value="5">
                <text:p>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26">
                <text:p>0.726</text:p>
              </table:table-cell>
              <table:table-cell office:value-type="float" office:value="6">
                <text:p>6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47">
                <text:p>0.847</text:p>
              </table:table-cell>
              <table:table-cell office:value-type="float" office:value="7">
                <text:p>7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87">
                <text:p>0.887</text:p>
              </table:table-cell>
              <table:table-cell office:value-type="float" office:value="8">
                <text:p>8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71">
                <text:p>0.871</text:p>
              </table:table-cell>
              <table:table-cell office:value-type="float" office:value="9">
                <text:p>9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67">
                <text:p>0.867</text:p>
              </table:table-cell>
              <table:table-cell office:value-type="float" office:value="10">
                <text:p>10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31">
                <text:p>0.931</text:p>
              </table:table-cell>
              <table:table-cell office:value-type="float" office:value="11">
                <text:p>1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66">
                <text:p>0.866</text:p>
              </table:table-cell>
              <table:table-cell office:value-type="float" office:value="12">
                <text:p>1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94">
                <text:p>0.894</text:p>
              </table:table-cell>
              <table:table-cell office:value-type="float" office:value="13">
                <text:p>13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852">
                <text:p>0.852</text:p>
              </table:table-cell>
              <table:table-cell office:value-type="float" office:value="14">
                <text:p>14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811">
                <text:p>0.811</text:p>
              </table:table-cell>
              <table:table-cell office:value-type="float" office:value="15">
                <text:p>15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68">
                <text:p>0.868</text:p>
              </table:table-cell>
              <table:table-cell office:value-type="float" office:value="16">
                <text:p>16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24">
                <text:p>0.924</text:p>
              </table:table-cell>
              <table:table-cell office:value-type="float" office:value="17">
                <text:p>17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55">
                <text:p>0.955</text:p>
              </table:table-cell>
              <table:table-cell office:value-type="float" office:value="18">
                <text:p>1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54">
                <text:p>0.954</text:p>
              </table:table-cell>
              <table:table-cell office:value-type="float" office:value="19">
                <text:p>19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01">
                <text:p>0.901</text:p>
              </table:table-cell>
              <table:table-cell office:value-type="float" office:value="20">
                <text:p>20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28">
                <text:p>0.928</text:p>
              </table:table-cell>
              <table:table-cell office:value-type="float" office:value="21">
                <text:p>21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37">
                <text:p>0.937</text:p>
              </table:table-cell>
              <table:table-cell office:value-type="float" office:value="22">
                <text:p>2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751">
                <text:p>0.751</text:p>
              </table:table-cell>
              <table:table-cell office:value-type="float" office:value="23">
                <text:p>23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23">
                <text:p>0.623</text:p>
              </table:table-cell>
              <table:table-cell office:value-type="float" office:value="24">
                <text:p>24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704">
                <text:p>0.704</text:p>
              </table:table-cell>
              <table:table-cell office:value-type="float" office:value="25">
                <text:p>25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59">
                <text:p>0.559</text:p>
              </table:table-cell>
              <table:table-cell office:value-type="float" office:value="26">
                <text:p>26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99">
                <text:p>0.399</text:p>
              </table:table-cell>
              <table:table-cell office:value-type="float" office:value="27">
                <text:p>27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24">
                <text:p>0.324</text:p>
              </table:table-cell>
              <table:table-cell office:value-type="float" office:value="28">
                <text:p>28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09">
                <text:p>0.309</text:p>
              </table:table-cell>
              <table:table-cell office:value-type="float" office:value="29">
                <text:p>2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73">
                <text:p>0.273</text:p>
              </table:table-cell>
              <table:table-cell office:value-type="float" office:value="30">
                <text:p>30</text:p>
              </table:table-cell>
              <table:table-cell office:value-type="float" office:value="0.091">
                <text:p>0.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